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185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5429"/>
    </style:style>
  </office:automatic-styles>
  <office:body>
    <office:spreadsheet>
      <table:calculation-settings table:automatic-find-labels="false" table:use-regular-expressions="false" table:use-wildcards="true"/>
      <table:table table:name="relatedQueries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office:value-type="string" calcext:value-type="string">
            <text:p>CatÃ©gorieÂ : Toutes catÃ©gorie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I-83 Premium CE: (08/04/2015 â€“ 08/04/2020, France)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Default"/>
        </table:table-row>
        <table:table-row table:style-name="ro1">
          <table:table-cell office:value-type="string" calcext:value-type="string">
            <text:p>ti 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i 83 premium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i 83 c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i 83 ce premium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alculatric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lculatrice ti 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lculatrice ti 83 premiu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programme ti 83 premium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lculatrice ti 83 premium c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-83 premiu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programme ti 83 premium ce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-83 premium 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83 premiu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ti 83 plus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jeux ti 83 premium ce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jeux ti 83 premium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 conne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 83 premium ce mode exam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programme calculatrice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 connect 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programme calculatrice ti 83 premium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algorithme ti 8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 83 preni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83 premium 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RIS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ti 83 c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calculatrice ti 83 premiu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3" office:value-type="string" calcext:value-type="string">
            <text:p>programme ti 83 premium</text:p>
          </table:table-cell>
          <table:table-cell table:style-name="ce3"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calculatrice ti 83 premium c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ti-83 premiu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3" office:value-type="string" calcext:value-type="string">
            <text:p>programme ti 83 premium ce</text:p>
          </table:table-cell>
          <table:table-cell table:style-name="ce3"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ti-83 premium c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ti83 premiu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4" office:value-type="string" calcext:value-type="string">
            <text:p>jeux ti 83 premium ce</text:p>
          </table:table-cell>
          <table:table-cell table:style-name="ce4" office:value-type="string" calcext:value-type="string">
            <text:p>Record</text:p>
          </table:table-cell>
        </table:table-row>
        <table:table-row table:style-name="ro1">
          <table:table-cell table:style-name="ce4" office:value-type="string" calcext:value-type="string">
            <text:p>jeux ti 83 premium</text:p>
          </table:table-cell>
          <table:table-cell table:style-name="ce4"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ti 83 premium ce mode examen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ti connect c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3" office:value-type="string" calcext:value-type="string">
            <text:p>programme calculatrice ti 83 premium</text:p>
          </table:table-cell>
          <table:table-cell table:style-name="ce3"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ti 83 preniu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ti83 premium c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calculette ti 83 premiu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4" office:value-type="string" calcext:value-type="string">
            <text:p>ti 82 advanced</text:p>
          </table:table-cell>
          <table:table-cell table:style-name="ce4"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calculatrice ti-83 premium c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4" office:value-type="string" calcext:value-type="string">
            <text:p>mise a jour ti 83</text:p>
          </table:table-cell>
          <table:table-cell table:style-name="ce4" office:value-type="string" calcext:value-type="string">
            <text:p>Record</text:p>
          </table:table-cell>
        </table:table-row>
        <table:table-row table:style-name="ro1">
          <table:table-cell table:style-name="ce4" office:value-type="string" calcext:value-type="string">
            <text:p>ti 83 premium ce python</text:p>
          </table:table-cell>
          <table:table-cell table:style-name="ce4"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ti 83 prenium c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4" office:value-type="string" calcext:value-type="string">
            <text:p>jeux calculatrice ti 83 premium ce</text:p>
          </table:table-cell>
          <table:table-cell table:style-name="ce4" office:value-type="string" calcext:value-type="string">
            <text:p>Record</text:p>
          </table:table-cell>
        </table:table-row>
        <table:table-row table:style-name="ro1">
          <table:table-cell table:style-name="ce4" office:value-type="string" calcext:value-type="string">
            <text:p>jeu ti 83 premium ce</text:p>
          </table:table-cell>
          <table:table-cell table:style-name="ce4"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calculatrice ti 83 premium ce mode examen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4" office:value-type="string" calcext:value-type="string">
            <text:p>ti 83 premium ce carrefour</text:p>
          </table:table-cell>
          <table:table-cell table:style-name="ce4" office:value-type="string" calcext:value-type="string">
            <text:p>Rec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8T11:37:14.300000000</dc:date>
    <meta:editing-duration>PT7M30S</meta:editing-duration>
    <meta:editing-cycles>1</meta:editing-cycles>
    <meta:document-statistic meta:table-count="1" meta:cell-count="104" meta:object-count="0"/>
    <meta:generator>LibreOffice/6.3.4.2$Windows_X86_64 LibreOffice_project/60da17e045e08f1793c57c00ba83cdfce946d0aa</meta:generator>
  </office:meta>
</office:document-meta>
</file>